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1e93" officeooo:paragraph-rsid="00001e93"/>
    </style:style>
    <style:style style:name="P2" style:family="paragraph" style:parent-style-name="Standard">
      <style:text-properties officeooo:rsid="00001e93" officeooo:paragraph-rsid="00062a9c"/>
    </style:style>
    <style:style style:name="P3" style:family="paragraph" style:parent-style-name="Standard">
      <style:text-properties officeooo:rsid="000209c3" officeooo:paragraph-rsid="000209c3"/>
    </style:style>
    <style:style style:name="P4" style:family="paragraph" style:parent-style-name="Standard">
      <style:text-properties officeooo:rsid="000209c3" officeooo:paragraph-rsid="00062a9c"/>
    </style:style>
    <style:style style:name="P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01e93" officeooo:paragraph-rsid="00001e93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01e93" officeooo:paragraph-rsid="00062a9c"/>
    </style:style>
    <style:style style:name="T1" style:family="text">
      <style:text-properties fo:language="pl" fo:country="PL"/>
    </style:style>
    <style:style style:name="T2" style:family="text">
      <style:text-properties officeooo:rsid="000209c3"/>
    </style:style>
    <style:style style:name="T3" style:family="text">
      <style:text-properties officeooo:rsid="00044a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Napisz fukcję o nazwie “max3”. Powinna ona przyjmować trzy liczby jako parametry, a jako wynik <text:s/>wyświetlać największą z liczb. Do wyświetlania użyj “alert-a”.</text:p>
      <text:p text:style-name="P1"/>
      <text:p text:style-name="P1">max3(4,2,1); // wyświetla 4</text:p>
      <text:p text:style-name="P1">max3(0,4,5); // wyświetla 5</text:p>
      <text:p text:style-name="P1">max3(2,5,9); // wyśweitla 9</text:p>
      <text:p text:style-name="P1"/>
      <text:p text:style-name="P1">2. Napisz kod sumujący liczby w tablicy, to znaczy twój kod powinien zaczynać się od deklaracji zmienej z tablicą, następnie dodajesz liczby z tej tablicy <text:span text:style-name="T2">i</text:span> wyświetlasz sumę. W <text:span text:style-name="T1">wersji</text:span> prostszej możesz założyć, że tablica ma zawsze 5 elementów. <text:span text:style-name="T2">W wersji trudniejsz rozmiar tablicy może być różny.</text:span></text:p>
      <text:p text:style-name="P1"><text:s/></text:p>
      <text:p text:style-name="P3">Przykładowo dla tablicy złożonej z liczb (1,2,3,4,5) wypisz 15, <text:s/>dla tablicy złożonej z liczb (1,1,1) wypisz 3</text:p>
      <text:p text:style-name="P1"/>
      <text:p text:style-name="P1">3. Napisz funkcję o nazwie “piateczka”, która będzie przyjmowała jeden parametr “n”. Funkcja powinna wypisać wszystkie wielokrotności 5 mniejsze bądź równe n. Wersja prostsza każdą wielokrotność wypisz w osobnym alercie. Wersja trudniejsza wypisuje, wszystkie wielokrotności w jednym alercie.</text:p>
      <text:p text:style-name="P1"/>
      <text:p text:style-name="P1">piateczka(23); // wypisuje 5,10,15,20</text:p>
      <text:p text:style-name="P1">piateczka(10<text:span text:style-name="T3">)</text:span>; // wypisuje 5,10</text:p>
      <text:p text:style-name="P1">piateczka(3); <text:s/>// nic nie wypisuje</text:p>
      <text:p text:style-name="P1"/>
      <text:p text:style-name="P5"/>
      <text:p text:style-name="P2"/>
      <text:p text:style-name="P2">1. Napisz fukcję o nazwie “max3”. Powinna ona przyjmować trzy liczby jako parametry, a jako wynik <text:s/>wyświetlać największą z liczb. Do wyświetlania użyj “alert-a”.</text:p>
      <text:p text:style-name="P2"/>
      <text:p text:style-name="P2">max3(4,2,1); // wyświetla 4</text:p>
      <text:p text:style-name="P2">max3(0,4,5); // wyświetla 5</text:p>
      <text:p text:style-name="P2">max3(2,5,9); // wyśweitla 9</text:p>
      <text:p text:style-name="P2"/>
      <text:p text:style-name="P2">2. Napisz kod sumujący liczby w tablicy, to znaczy twój kod powinien zaczynać się od deklaracji zmienej z tablicą, następnie dodajesz liczby z tej tablicy <text:span text:style-name="T2">i</text:span> wyświetlasz sumę. W <text:span text:style-name="T1">wersji</text:span> prostszej możesz założyć, że tablica ma zawsze 5 elementów. <text:span text:style-name="T2">W wersji trudniejsz rozmiar tablicy może być różny.</text:span></text:p>
      <text:p text:style-name="P2"><text:s/></text:p>
      <text:p text:style-name="P4">Przykładowo dla tablicy złożonej z liczb (1,2,3,4,5) wypisz 15, <text:s/>dla tablicy złożonej z liczb (1,1,1) wypisz 3</text:p>
      <text:p text:style-name="P2"/>
      <text:p text:style-name="P2">3. Napisz funkcję o nazwie “piateczka”, która będzie przyjmowała jeden parametr “n”. Funkcja powinna wypisać wszystkie wielokrotności 5 mniejsze bądź równe n. Wersja prostsza każdą wielokrotność wypisz w osobnym alercie. Wersja trudniejsza wypisuje, wszystkie wielokrotności w jednym alercie.</text:p>
      <text:p text:style-name="P2"/>
      <text:p text:style-name="P2">piateczka(23); // wypisuje 5,10,15,20</text:p>
      <text:p text:style-name="P2">piateczka(10<text:span text:style-name="T3">)</text:span>; // wypisuje 5,10</text:p>
      <text:p text:style-name="P2">piateczka(3); <text:s/>// nic nie wypisuje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2:11:32.636902448</meta:creation-date>
    <dc:date>2016-04-27T22:29:26.523515613</dc:date>
    <meta:editing-duration>PT4M55S</meta:editing-duration>
    <meta:editing-cycles>5</meta:editing-cycles>
    <meta:generator>LibreOffice/4.2.8.2$Linux_X86_64 LibreOffice_project/420m0$Build-2</meta:generator>
    <meta:print-date>2016-04-27T22:28:59.588167086</meta:print-date>
    <meta:document-statistic meta:table-count="0" meta:image-count="0" meta:object-count="0" meta:page-count="1" meta:paragraph-count="22" meta:word-count="302" meta:character-count="2084" meta:non-whitespace-character-count="1794"/>
  </office:meta>
</office:document-meta>
</file>